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1.75cm" fo:min-width="1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5cm" fo:min-width="0cm"/>
    </style:style>
    <style:style style:name="gr4" style:family="graphic" style:parent-style-name="standard">
      <style:graphic-properties draw:opacity="50%" draw:opacity-name="" draw:textarea-horizontal-align="justify" draw:textarea-vertical-align="middle" draw:auto-grow-height="false" fo:min-height="1.541cm" fo:min-width="2.1cm"/>
    </style:style>
    <style:style style:name="gr5" style:family="graphic" style:parent-style-name="standard">
      <style:graphic-properties draw:opacity="50%" draw:opacity-name="" draw:textarea-horizontal-align="justify" draw:textarea-vertical-align="middle" draw:auto-grow-height="false" fo:min-height="1.628cm" fo:min-width="2.486cm"/>
    </style:style>
    <style:style style:name="gr6" style:family="graphic" style:parent-style-name="standard">
      <style:graphic-properties draw:opacity="50%" draw:opacity-name="" draw:textarea-horizontal-align="justify" draw:textarea-vertical-align="middle" draw:auto-grow-height="false" fo:min-height="1.524cm" fo:min-width="2.42cm"/>
    </style:style>
    <style:style style:name="gr7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06cm" svg:stroke-color="#9966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2" style:family="graphic" style:parent-style-name="objectwithoutfill">
      <style:graphic-properties svg:stroke-width="0.081cm" svg:stroke-color="#23ff2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45cm" fo:min-width="0cm"/>
    </style:style>
    <style:style style:name="gr14" style:family="graphic" style:parent-style-name="objectwithoutfill">
      <style:graphic-properties svg:stroke-width="0.081cm" svg:stroke-color="#23ff2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opacity="50%" draw:opacity-name="" draw:textarea-horizontal-align="justify" draw:textarea-vertical-align="middle" draw:auto-grow-height="false" fo:min-height="1.55cm" fo:min-width="1.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cm" svg:height="2cm" svg:x="2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cm" svg:y="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6cm" svg:y="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cm" svg:y="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cm" svg:y="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cm" svg:height="2cm" svg:x="6cm" svg:y="3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cm" svg:y="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cm" svg:y="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6cm" svg:y="5cm">
          <text:p text:style-name="P1">9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8cm" svg:y1="4cm" svg:x2="17.213cm" svg:y2="4.16cm" draw:start-shape="id1" draw:start-glue-point="1" draw:end-shape="id2" draw:end-glue-point="1" svg:d="M8000 4000h501l8159 160h553" svg:viewBox="0 0 9214 161">
          <text:p/>
        </draw:connector>
        <draw:frame draw:style-name="gr3" draw:layer="layout" svg:width="5.553cm" svg:height="1.095cm" draw:transform="rotate (-0.0118682389135618) translate (10.154cm 2.969cm)">
          <draw:text-box>
            <text:p>Gets projected as</text:p>
          </draw:text-box>
        </draw:frame>
        <draw:custom-shape draw:style-name="gr4" draw:text-style-name="P1" draw:layer="layout" svg:width="2.6cm" svg:height="1.791cm" draw:transform="skewX (-0.0996583002888762) rotate (-0.0998328332140759) translate (17.213cm 3.296cm)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86cm" svg:height="1.878cm" draw:transform="skewX (-0.0020943951023932) rotate (0.0359537825910832) translate (22cm 3.199cm)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86cm" svg:height="1.878cm" draw:transform="skewX (-0.0020943951023932) rotate (0.0359537825910832) translate (22cm 4.662cm)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86cm" svg:height="1.878cm" draw:transform="skewX (-0.0020943951023932) rotate (0.0359537825910832) translate (17.213cm 1.878cm)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2cm" svg:height="1.774cm" draw:transform="skewX (-0.00226892802759264) rotate (0.0359537825910832) translate (19.786cm 1.876cm)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86cm" svg:height="1.878cm" draw:transform="skewX (-0.0020943951023932) rotate (0.0359537825910832) translate (19.786cm 3.199cm)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2cm" svg:height="1.774cm" draw:transform="skewX (-0.00226892802759264) rotate (0.0359537825910832) translate (17.2cm 4.948cm)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2cm" svg:height="1.774cm" draw:transform="skewX (-0.00226892802759264) rotate (0.0359537825910832) translate (19.428cm 4.948cm)">
          <text:p text:style-name="P1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92cm" svg:height="1.774cm" draw:transform="skewX (-0.00226892802759264) rotate (0.0359537825910832) translate (22.014cm 1.705cm)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86cm" svg:height="1.878cm" draw:transform="skewX (-0.0020943951023932) rotate (0.0359537825910832) translate (20.116cm 13.482cm)">
          <text:p text:style-name="P1">5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5.013cm" svg:y1="1.6cm" svg:x2="17.213cm" svg:y2="1.6cm">
          <text:p/>
        </draw:line>
        <draw:line draw:style-name="gr8" draw:text-style-name="P1" draw:layer="layout" svg:x1="17.213cm" svg:y1="6.721cm" svg:x2="25.069cm" svg:y2="6.721cm">
          <text:p/>
        </draw:line>
        <draw:line draw:style-name="gr7" draw:text-style-name="P1" xml:id="id3" draw:id="id3" draw:layer="layout" svg:x1="25cm" svg:y1="1.6cm" svg:x2="25.112cm" svg:y2="6.721cm">
          <text:p/>
        </draw:line>
        <draw:line draw:style-name="gr7" draw:text-style-name="P1" xml:id="id2" draw:id="id2" draw:layer="layout" svg:x1="17.213cm" svg:y1="1.6cm" svg:x2="17.213cm" svg:y2="6.721cm">
          <text:p/>
        </draw:line>
        <draw:line draw:style-name="gr9" draw:text-style-name="P1" draw:layer="layout" svg:x1="22.484cm" svg:y1="4.843cm" svg:x2="19.428cm" svg:y2="4.843cm">
          <text:p/>
        </draw:line>
        <draw:line draw:style-name="gr9" draw:text-style-name="P1" xml:id="id4" draw:id="id4" draw:layer="layout" svg:x1="22.484cm" svg:y1="6.721cm" svg:x2="19.428cm" svg:y2="6.721cm">
          <text:p/>
        </draw:line>
        <draw:line draw:style-name="gr9" draw:text-style-name="P1" draw:layer="layout" svg:x1="19.428cm" svg:y1="4.737cm" svg:x2="19.428cm" svg:y2="6.721cm">
          <text:p/>
        </draw:line>
        <draw:line draw:style-name="gr9" draw:text-style-name="P1" draw:layer="layout" svg:x1="22.414cm" svg:y1="6.827cm" svg:x2="22.414cm" svg:y2="4.843cm">
          <text:p/>
        </draw:line>
        <draw:frame draw:style-name="gr10" xml:id="id5" draw:id="id5" draw:layer="layout" svg:width="6.049cm" svg:height="1.434cm" svg:x="15.2cm" svg:y="7.8cm">
          <draw:text-box>
            <text:p>Local bounding box</text:p>
          </draw:text-box>
        </draw:frame>
        <draw:connector draw:style-name="gr2" draw:text-style-name="P1" draw:layer="layout" draw:type="line" svg:x1="25.056cm" svg:y1="1.6cm" svg:x2="25.056cm" svg:y2="1.6cm" draw:start-shape="id3" draw:end-shape="id3" svg:d="M25056 1600z" svg:viewBox="0 0 1 1">
          <text:p/>
        </draw:connector>
        <draw:connector draw:style-name="gr2" draw:text-style-name="P1" draw:layer="layout" draw:type="line" svg:x1="25.112cm" svg:y1="4.16cm" svg:x2="25.112cm" svg:y2="4.16cm" draw:start-shape="id3" draw:start-glue-point="1" draw:end-shape="id3" draw:end-glue-point="1" svg:d="M25112 4160z" svg:viewBox="0 0 1 1">
          <text:p/>
        </draw:connector>
        <draw:frame draw:style-name="gr11" draw:text-style-name="P2" draw:layer="layout" svg:width="5.6cm" svg:height="1.6cm" svg:x="2.4cm" svg:y="7.4cm">
          <draw:text-box>
            <text:p><text:span text:style-name="T1">Original image</text:span></text:p>
          </draw:text-box>
        </draw:frame>
        <draw:line draw:style-name="gr12" draw:text-style-name="P3" draw:layer="layout" svg:x1="2.6cm" svg:y1="2.6cm" svg:x2="5.4cm" svg:y2="2.6cm">
          <text:p text:style-name="P3"><text:span text:style-name="T2">.</text:span></text:p>
        </draw:line>
        <draw:frame draw:style-name="gr13" draw:text-style-name="P4" draw:layer="layout" svg:width="2.4cm" svg:height="3.695cm" svg:x="3cm" svg:y="1.4cm">
          <draw:text-box>
            <text:p><text:span text:style-name="T2"/></text:p>
            <text:p><text:span text:style-name="T2"><text:s text:c="5"/></text:span></text:p>
            <text:p><text:span text:style-name="T2"><text:s text:c="3"/></text:span><text:span text:style-name="T2">B <text:s text:c="6"/></text:span></text:p>
          </draw:text-box>
        </draw:frame>
        <draw:line draw:style-name="gr14" draw:text-style-name="P1" draw:layer="layout" svg:x1="19cm" svg:y1="2.8cm" svg:x2="20.269cm" svg:y2="2.8cm">
          <text:p/>
        </draw:line>
        <draw:line draw:style-name="gr14" draw:text-style-name="P1" draw:layer="layout" svg:x1="19.8cm" svg:y1="3.092cm" svg:x2="21cm" svg:y2="3.092cm">
          <text:p/>
        </draw:line>
        <draw:frame draw:style-name="gr15" draw:text-style-name="P4" draw:layer="layout" svg:width="0.959cm" svg:height="0.962cm" svg:x="19.841cm" svg:y="2cm">
          <draw:text-box>
            <text:p><text:span text:style-name="T2">B</text:span></text:p>
          </draw:text-box>
        </draw:frame>
        <draw:frame draw:style-name="gr16" draw:text-style-name="P4" draw:layer="layout" svg:width="1cm" svg:height="0.962cm" svg:x="19.4cm" svg:y="2.947cm">
          <draw:text-box>
            <text:p text:style-name="P4"><text:span text:style-name="T2">B</text:span></text:p>
          </draw:text-box>
        </draw:frame>
        <draw:connector draw:style-name="gr2" draw:text-style-name="P1" draw:layer="layout" draw:type="line" svg:x1="20.956cm" svg:y1="6.721cm" svg:x2="18.224cm" svg:y2="7.8cm" draw:start-shape="id4" draw:start-glue-point="0" draw:end-shape="id5" draw:end-glue-point="0" svg:d="M20956 6721l-2732 1079" svg:viewBox="0 0 2733 1080">
          <text:p/>
        </draw:connector>
        <draw:connector draw:style-name="gr2" draw:text-style-name="P1" draw:layer="layout" draw:type="line" svg:x1="25.056cm" svg:y1="6.721cm" svg:x2="23.3cm" svg:y2="9.727cm" draw:start-shape="id3" draw:start-glue-point="2" draw:end-shape="id6" svg:d="M25056 6721l-1756 3006" svg:viewBox="0 0 1757 3007">
          <text:p/>
        </draw:connector>
        <draw:frame draw:style-name="gr17" xml:id="id6" draw:id="id6" draw:layer="layout" svg:width="6.6cm" svg:height="1.673cm" svg:x="20cm" svg:y="9.727cm">
          <draw:text-box>
            <text:p>Global bounding box</text:p>
          </draw:text-box>
        </draw:frame>
        <draw:custom-shape draw:style-name="gr4" draw:text-style-name="P1" draw:layer="layout" svg:width="2.6cm" svg:height="1.791cm" draw:transform="skewX (-0.0996583002888762) rotate (-0.0998328332140759) translate (17.613cm 13.375cm)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86cm" svg:height="1.878cm" draw:transform="skewX (-0.0020943951023932) rotate (0.0359537825910832) translate (22.4cm 13.278cm)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86cm" svg:height="1.878cm" draw:transform="skewX (-0.0020943951023932) rotate (0.0359537825910832) translate (22.4cm 14.741cm)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86cm" svg:height="1.878cm" draw:transform="skewX (-0.0020943951023932) rotate (0.0359537825910832) translate (17.613cm 11.957cm)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2cm" svg:height="1.774cm" draw:transform="skewX (-0.00226892802759264) rotate (0.0359537825910832) translate (20.186cm 11.955cm)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92cm" svg:height="1.774cm" draw:transform="skewX (-0.00226892802759264) rotate (0.0359537825910832) translate (17.6cm 15.027cm)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2cm" svg:height="1.774cm" draw:transform="skewX (-0.00226892802759264) rotate (0.0359537825910832) translate (19.828cm 15.027cm)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2cm" svg:height="1.774cm" draw:transform="skewX (-0.00226892802759264) rotate (0.0359537825910832) translate (22.414cm 11.784cm)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cm" svg:y="11.9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.8cm" svg:y="11.9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cm" svg:height="2cm" svg:x="5.2cm" svg:y="11.9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cm" svg:y="13.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.8cm" svg:y="13.6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5.2cm" svg:y="13.6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cm" svg:height="1.8cm" svg:x="2cm" svg:y="1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cm" svg:height="1.8cm" svg:x="3.8cm" svg:y="15.2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cm" svg:height="1.8cm" svg:x="5.2cm" svg:y="15.25cm">
          <text:p text:style-name="P1">9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2cm" svg:y1="14.6cm" svg:x2="17.613cm" svg:y2="14.6cm">
          <text:p/>
        </draw:line>
        <draw:frame draw:style-name="gr16" draw:layer="layout" svg:width="5.8cm" svg:height="0.962cm" svg:x="9.8cm" svg:y="13.6cm">
          <draw:text-box>
            <text:p>Gets projected as</text:p>
          </draw:text-box>
        </draw:frame>
        <draw:line draw:style-name="gr14" draw:text-style-name="P1" draw:layer="layout" svg:x1="19.4cm" svg:y1="13cm" svg:x2="21.4cm" svg:y2="13cm">
          <text:p/>
        </draw:line>
        <draw:frame draw:style-name="gr19" draw:text-style-name="P4" draw:layer="layout" svg:width="1.084cm" svg:height="0.962cm" svg:x="20.116cm" svg:y="13cm">
          <draw:text-box>
            <text:p text:style-name="P4"><text:span text:style-name="T2">B</text:span></text:p>
          </draw:text-box>
        </draw:frame>
        <draw:connector draw:style-name="gr2" draw:text-style-name="P1" draw:layer="layout" draw:type="curve" svg:x1="17.213cm" svg:y1="6.721cm" svg:x2="7.2cm" svg:y2="12.95cm" draw:start-shape="id2" draw:end-shape="id7" svg:d="M17213 6721c-7548 0-2542 6229-10013 6229" svg:viewBox="0 0 10014 6230">
          <text:p/>
        </draw:connector>
        <draw:frame draw:style-name="gr20" draw:layer="layout" svg:width="7.6cm" svg:height="1.2cm" svg:x="5cm" svg:y="9.6cm">
          <draw:text-box>
            <text:p>Modify projecter shares</text:p>
          </draw:text-box>
        </draw:frame>
        <draw:frame draw:style-name="gr21" draw:text-style-name="P2" draw:layer="layout" svg:width="7.8cm" svg:height="1.8cm" svg:x="2.2cm" svg:y="17.6cm">
          <draw:text-box>
            <text:p text:style-name="P2"><text:span text:style-name="T1">Original image with Modfied shares</text:span></text:p>
          </draw:text-box>
        </draw:frame>
        <draw:frame draw:style-name="gr17" draw:text-style-name="P2" draw:layer="layout" svg:width="8.2cm" svg:height="1.673cm" svg:x="17.6cm" svg:y="17.8cm">
          <draw:text-box>
            <text:p text:style-name="P2"><text:span text:style-name="T1">Geometric continuity recovered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12:42:16.544059485</meta:creation-date>
    <dc:date>2014-11-14T13:33:45.003173253</dc:date>
    <meta:editing-duration>PT1H31M27S</meta:editing-duration>
    <meta:editing-cycles>8</meta:editing-cycles>
    <meta:generator>LibreOffice/4.3.0.4$Linux_X86_64 LibreOffice_project/62ad5818884a2fc2e5780dd45466868d41009ec0</meta:generator>
    <meta:document-statistic meta:object-count="90"/>
  </office:meta>
</office:document-meta>
</file>